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ec14" officeooo:paragraph-rsid="0015ec14"/>
    </style:style>
    <style:style style:name="P2" style:family="paragraph" style:parent-style-name="Standard" style:list-style-name="L1">
      <style:text-properties officeooo:rsid="0018bef5" officeooo:paragraph-rsid="0018bef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82845996886232299" text:style-name="L1">
        <text:list-item>
          <text:p text:style-name="P1">The default sort order for ls is alphabetical</text:p>
        </text:list-item>
        <text:list-item>
          <text:p text:style-name="P1">ls -a will list everything in the directory and will not ignore files that start with ‘.’.</text:p>
        </text:list-item>
        <text:list-item>
          <text:p text:style-name="P1">yes “q” is a legal operation for ls</text:p>
        </text:list-item>
        <text:list-item>
          <text:p text:style-name="P1">“R” is a legal operation for ls</text:p>
        </text:list-item>
        <text:list-item>
          <text:p text:style-name="P2">the ls file can usually be found in the bin direc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20:21:29.182186599</meta:creation-date>
    <dc:date>2017-01-29T17:28:23.347989001</dc:date>
    <meta:editing-duration>PT20M1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56" meta:character-count="265" meta:non-whitespace-character-count="219"/>
  </office:meta>
</office:document-meta>
</file>